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Heading_20_1">
      <style:paragraph-properties fo:line-height="116%" fo:text-align="center" style:justify-single-word="false" style:writing-mode="lr-tb"/>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Heading_20_1">
      <style:paragraph-properties fo:line-height="116%" style:writing-mode="lr-tb"/>
    </style:style>
    <style:style style:name="P5" style:family="paragraph" style:parent-style-name="Standard">
      <style:paragraph-properties fo:margin-left="0cm" fo:margin-right="0cm" fo:line-height="116%" fo:text-indent="0cm" style:auto-text-indent="false" style:writing-mode="lr-tb"/>
    </style:style>
    <style:style style:name="P6" style:family="paragraph" style:parent-style-name="Text_20_body" style:list-style-name="">
      <style:paragraph-properties fo:line-height="116%" style:writing-mode="lr-tb"/>
    </style:style>
    <style:style style:name="P7" style:family="paragraph" style:parent-style-name="Standard">
      <style:paragraph-properties fo:margin-left="0cm" fo:margin-right="0cm" fo:line-height="116%" fo:text-indent="0cm" style:auto-text-indent="false" style:writing-mode="lr-tb"/>
      <style:text-properties officeooo:rsid="001b663e" officeooo:paragraph-rsid="001b663e"/>
    </style:style>
    <style:style style:name="P8" style:family="paragraph" style:parent-style-name="Standard">
      <style:paragraph-properties fo:margin-left="0cm" fo:margin-right="0cm" fo:line-height="116%" fo:text-indent="0cm" style:auto-text-indent="false" style:writing-mode="lr-tb"/>
      <style:text-properties officeooo:rsid="001caf8a" officeooo:paragraph-rsid="001caf8a"/>
    </style:style>
    <style:style style:name="P9" style:family="paragraph" style:parent-style-name="Standard">
      <style:paragraph-properties fo:margin-left="0cm" fo:margin-right="0cm" fo:line-height="116%" fo:text-indent="0cm" style:auto-text-indent="false" style:writing-mode="lr-tb"/>
      <style:text-properties officeooo:rsid="001e4d6b" officeooo:paragraph-rsid="0020bd14"/>
    </style:style>
    <style:style style:name="P10" style:family="paragraph" style:parent-style-name="Text_20_body">
      <style:text-properties officeooo:rsid="0024e222" officeooo:paragraph-rsid="0024e222"/>
    </style:style>
    <style:style style:name="P11" style:family="paragraph" style:parent-style-name="Text_20_body">
      <style:text-properties officeooo:rsid="0025c976" officeooo:paragraph-rsid="0025c976"/>
    </style:style>
    <style:style style:name="P12" style:family="paragraph" style:parent-style-name="Text_20_body">
      <style:text-properties officeooo:rsid="002781ba" officeooo:paragraph-rsid="002781ba"/>
    </style:style>
    <style:style style:name="P13" style:family="paragraph" style:parent-style-name="Table_20_Contents">
      <style:text-properties officeooo:rsid="0028e822" officeooo:paragraph-rsid="0028e822"/>
    </style:style>
    <style:style style:name="T1" style:family="text">
      <style:text-properties officeooo:rsid="001a2fbe"/>
    </style:style>
    <style:style style:name="T2" style:family="text">
      <style:text-properties officeooo:rsid="001b663e"/>
    </style:style>
    <style:style style:name="T3" style:family="text">
      <style:text-properties officeooo:rsid="0020bd14"/>
    </style:style>
    <style:style style:name="T4" style:family="text">
      <style:text-properties officeooo:rsid="001caf8a"/>
    </style:style>
    <style:style style:name="T5" style:family="text">
      <style:text-properties officeooo:rsid="0025c976"/>
    </style:style>
    <style:style style:name="T6" style:family="text">
      <style:text-properties officeooo:rsid="002781b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21_3808077461"/>Contents page<text:bookmark-end text:name="__RefHeading___Toc21_3808077461"/></text:h>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Table of Contents</text:p>
          </text:index-title>
          <text:p text:style-name="P2"><text:a xlink:type="simple" xlink:href="#__RefHeading___Toc21_3808077461" text:style-name="Index_20_Link" text:visited-style-name="Index_20_Link">Contents page<text:tab/>1</text:a></text:p>
          <text:p text:style-name="P2"><text:a xlink:type="simple" xlink:href="#__RefHeading___Toc23_3808077461" text:style-name="Index_20_Link" text:visited-style-name="Index_20_Link">Organisation Overview<text:tab/>2</text:a></text:p>
          <text:p text:style-name="P2"><text:a xlink:type="simple" xlink:href="#__RefHeading___Toc25_3808077461" text:style-name="Index_20_Link" text:visited-style-name="Index_20_Link">Problem Overview<text:tab/>3</text:a></text:p>
          <text:p text:style-name="P2"><text:a xlink:type="simple" xlink:href="#__RefHeading___Toc27_3808077461" text:style-name="Index_20_Link" text:visited-style-name="Index_20_Link">User Groups<text:tab/>3</text:a></text:p>
          <text:p text:style-name="P3"><text:a xlink:type="simple" xlink:href="#__RefHeading___Toc29_3808077461" text:style-name="Index_20_Link" text:visited-style-name="Index_20_Link">Patients<text:tab/>3</text:a></text:p>
          <text:p text:style-name="P3"><text:a xlink:type="simple" xlink:href="#__RefHeading___Toc31_3808077461" text:style-name="Index_20_Link" text:visited-style-name="Index_20_Link">Doctors<text:tab/>3</text:a></text:p>
          <text:p text:style-name="P3"><text:a xlink:type="simple" xlink:href="#__RefHeading___Toc33_3808077461" text:style-name="Index_20_Link" text:visited-style-name="Index_20_Link">Admin staff<text:tab/>3</text:a></text:p>
          <text:p text:style-name="P2"><text:a xlink:type="simple" xlink:href="#__RefHeading___Toc35_3808077461" text:style-name="Index_20_Link" text:visited-style-name="Index_20_Link">Empathy Map<text:tab/>4</text:a></text:p>
        </text:index-body>
      </text:table-of-content>
      <text:h text:style-name="P4" text:outline-level="1"/>
      <text:h text:style-name="P4" text:outline-level="1"/>
      <text:p text:style-name="P5"/>
      <text:p text:style-name="P5"/>
      <text:h text:style-name="P4" text:outline-level="1"/>
      <text:h text:style-name="P4" text:outline-level="1"/>
      <text:h text:style-name="P4"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4" text:outline-level="1"/>
      <text:h text:style-name="P6" text:outline-level="1"/>
      <text:h text:style-name="P4" text:outline-level="1"><text:bookmark-start text:name="__RefHeading___Toc23_3808077461"/><text:soft-page-break/>Organisation Overview<text:bookmark-end text:name="__RefHeading___Toc23_3808077461"/></text:h>
      <text:p text:style-name="P5"/>
      <text:p text:style-name="P5">Primary Oaks <text:span text:style-name="T1">S</text:span>urgery is transitioning their systems to online booking for their appointments. </text:p>
      <text:p text:style-name="P5">Primary Oaks <text:span text:style-name="T1">Surgery is a local doctors surgery and </text:span><text:span text:style-name="T2">preform diagnoses, treat easily treatable illness (e.g. colds, sores, rashes.) and manage long-term conditions. (e.g. asthma, diabetes.)</text:span></text:p>
      <text:p text:style-name="P5"/>
      <text:p text:style-name="P7">They are are looking for a booking system that has:<text:line-break/>- An account system used to track user choices, usages of the site and to grant/ prevent access to materials.</text:p>
      <text:p text:style-name="P7">- A registry system for users to have access to the website and a database for user details to be stored in.</text:p>
      <text:p text:style-name="P5">- <text:span text:style-name="T2">A website which takes in basic details via a form and stores the results in a database.</text:span></text:p>
      <text:p text:style-name="P5"/>
      <text:p text:style-name="P5"/>
      <text:p text:style-name="P5"/>
      <text:p text:style-name="P5"/>
      <text:p text:style-name="P5"/>
      <text:p text:style-name="P5"/>
      <text:p text:style-name="P5"/>
      <text:h text:style-name="P4" text:outline-level="1"/>
      <text:h text:style-name="P4" text:outline-level="1"/>
      <text:h text:style-name="P4"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4" text:outline-level="1" text:is-list-header="true"><text:bookmark-start text:name="__RefHeading___Toc25_3808077461"/><text:soft-page-break/>Problem Overview<text:bookmark-end text:name="__RefHeading___Toc25_3808077461"/></text:h>
      <text:p text:style-name="P5"/>
      <text:p text:style-name="P8">I presume that the issues with their current main systems is that their only methods of booking for appointments is through walk-ins and calls.</text:p>
      <text:p text:style-name="P8"/>
      <text:p text:style-name="P8">The issues that may occur with this system is potential long wait times like long lines or put on hold for half an hour or more due to the overflow of calls from clients trying to book appointments which could not only cause strain on staff who are desperately trying to keep up with all the calls, keeping up with each client’s issue and then finding a suitable appointment time to assign each appointment, but it also impacts clients as they’re forced to wait for 30mins+ or even more on extra busy days. Another issue I would like to highlight is that as time moves forward, the current generation is slowly moving away from calls to online booking. </text:p>
      <text:p text:style-name="P8"/>
      <text:p text:style-name="P9">The impacts this would propose is a slow and inefficient booking system ran by overworked staff members. This would mean that misinformation would be more likely to be inaccurate, appointment times are more likely going to overlap by mistake. <text:span text:style-name="T3">Due to the misinformation, it could also affect future appointment bookings for clients who are to return after a specific period of time as some clients who need to have a second appointment sooner, may have it set down for later on accident due to the mix up. Another issue that may occur is due to the rise in usage of online booking due to the generational change that is currently happening. This causes issues because online booking is </text:span><text:span text:style-name="T4">making appointments through </text:span>calls increasingly redundant and slowly growing more undesirable <text:span text:style-name="T3">as people slowly become less social.</text:span></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 text:outline-level="1"/>
      <text:h text:style-name="P6" text:outline-level="1"/>
      <text:h text:style-name="P6" text:outline-level="1"/>
      <text:h text:style-name="P4" text:outline-level="1"><text:bookmark-start text:name="__RefHeading___Toc27_3808077461"/><text:soft-page-break/>User Groups<text:bookmark-end text:name="__RefHeading___Toc27_3808077461"/></text:h>
      <text:p text:style-name="Heading"><text:bookmark-start text:name="__RefHeading___Toc29_3808077461"/>Patients:<text:bookmark-end text:name="__RefHeading___Toc29_3808077461"/></text:p>
      <text:p text:style-name="P10">P<text:span text:style-name="T5">atients</text:span> between (18 – 65), are more likely to be able to book appointments for themselves and be more likely to be technically knowledgeable.</text:p>
      <text:p text:style-name="P10">Any group younger are more likely to have their parents/ guardians booking their appointments for them. </text:p>
      <text:p text:style-name="P10">Any group older are more likely to be less technically knowledgeable and may usually have their caregiver book appointments for them.</text:p>
      <text:p text:style-name="P10"/>
      <text:p text:style-name="Heading"><text:bookmark-start text:name="__RefHeading___Toc31_3808077461"/>Doctors:<text:bookmark-end text:name="__RefHeading___Toc31_3808077461"/></text:p>
      <text:p text:style-name="P11">Doctors would use the system in order to see which patient’s they’re appointed to <text:span text:style-name="T6">for them to carry out their job.</text:span></text:p>
      <text:p text:style-name="Heading"><text:bookmark-start text:name="__RefHeading___Toc33_3808077461"/>Admin staff:<text:bookmark-end text:name="__RefHeading___Toc33_3808077461"/></text:p>
      <text:p text:style-name="P12">They’d require access to the systems in order to add/ remove/ edit patients within the system in case there are changes needed to be made such as reassigning patients to new doctors due to the doctor being absent for whatever reason.</text:p>
      <text:p text:style-name="P5"/>
      <text:p text:style-name="P5"/>
      <text:p text:style-name="P5"/>
      <text:p text:style-name="P5"/>
      <text:p text:style-name="P5"/>
      <text:h text:style-name="P4" text:outline-level="1"><text:bookmark-start text:name="__RefHeading___Toc35_3808077461"/>Empathy Map<text:bookmark-end text:name="__RefHeading___Toc35_3808077461"/></text:h>
      <table:table table:name="Table1" table:style-name="Table1">
        <table:table-column table:style-name="Table1.A"/>
        <table:table-column table:style-name="Table1.B"/>
        <table:table-row>
          <table:table-cell table:style-name="Table1.A1" office:value-type="string">
            <text:p text:style-name="P13">Says:</text:p>
            <text:p text:style-name="P13"/>
            <text:p text:style-name="P13"/>
            <text:p text:style-name="P13"/>
          </table:table-cell>
          <table:table-cell table:style-name="Table1.B1" office:value-type="string">
            <text:p text:style-name="P13">Thinks:</text:p>
          </table:table-cell>
        </table:table-row>
        <table:table-row>
          <table:table-cell table:style-name="Table1.A2" office:value-type="string">
            <text:p text:style-name="P13">Does:</text:p>
            <text:p text:style-name="P13"/>
            <text:p text:style-name="P13"/>
            <text:p text:style-name="P13"/>
          </table:table-cell>
          <table:table-cell table:style-name="Table1.B2" office:value-type="string">
            <text:p text:style-name="P13">Feels:</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Display" svg:font-family="'Aptos Display'"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Times New Roman" style:font-family-asian="'Times New Roman'" style:font-family-generic-asian="system" style:font-pitch-asian="variable" style:font-size-asian="20pt" style:font-name-complex="Times New Roman" style:font-family-complex="'Times New Roman'" style:font-family-generic-complex="system" style:font-pitch-complex="variable" style:font-size-complex="20pt"/>
    </style:style>
    <style:style style:name="Heading_20_3_20_Char" style:display-name="Heading 3 Char" style:family="text" style:parent-style-name="Default_20_Paragraph_20_Font">
      <style:text-properties fo:color="#0f4761" loext:opacity="100%"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197373" officeooo:paragraph-rsid="001973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of <text:s/><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21:44.740145000</meta:creation-date>
    <dc:date>2025-10-02T14:27:26.110297000</dc:date>
    <meta:editing-duration>PT48M47S</meta:editing-duration>
    <meta:editing-cycles>4</meta:editing-cycles>
    <meta:generator>LibreOffice/25.2.3.2$Windows_X86_64 LibreOffice_project/bbb074479178df812d175f709636b368952c2ce3</meta:generator>
    <meta:document-statistic meta:table-count="1" meta:image-count="0" meta:object-count="0" meta:page-count="4" meta:paragraph-count="35" meta:word-count="554" meta:character-count="3238" meta:non-whitespace-character-count="2714"/>
  </office:meta>
</office:document-meta>
</file>